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53f8" officeooo:paragraph-rsid="000453f8" fo:background-color="#ffff00"/>
    </style:style>
    <style:style style:name="P2" style:family="paragraph" style:parent-style-name="Standard" style:list-style-name="L1">
      <style:text-properties officeooo:rsid="000453f8" officeooo:paragraph-rsid="000453f8"/>
    </style:style>
    <style:style style:name="T1" style:family="text">
      <style:text-properties officeooo:rsid="00064837"/>
    </style:style>
    <style:style style:name="T2" style:family="text">
      <style:text-properties officeooo:rsid="00092178"/>
    </style:style>
    <style:style style:name="T3" style:family="text">
      <style:text-properties officeooo:rsid="000a145f"/>
    </style:style>
    <style:style style:name="T4" style:family="text">
      <style:text-properties officeooo:rsid="000c3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07953699754618352" text:style-name="L1">
        <text:list-item>
          <text:p text:style-name="P1">Web Site</text:p>
          <text:list>
            <text:list-item>
              <text:p text:style-name="P2">The customer viewed the web site → he liked that</text:p>
            </text:list-item>
          </text:list>
        </text:list-item>
        <text:list-item>
          <text:p text:style-name="P1">Design Document</text:p>
          <text:list>
            <text:list-item>
              <text:p text:style-name="P2">We promised to deliver him our Design Document before next meeting (next Tuesday)</text:p>
            </text:list-item>
          </text:list>
        </text:list-item>
        <text:list-item>
          <text:p text:style-name="P1">Requirements gathering</text:p>
          <text:list>
            <text:list-item>
              <text:p text:style-name="P2">We remember him to give us the last formulas → he promised to send them to me and Lorenzo before 2<text:span text:style-name="T1">4</text:span>/11/2013</text:p>
            </text:list-item>
          </text:list>
        </text:list-item>
        <text:list-item>
          <text:p text:style-name="P1">Calculations</text:p>
          <text:list>
            <text:list-item>
              <text:p text:style-name="P2">We asked him some information about calculation</text:p>
            </text:list-item>
            <text:list-item>
              <text:p text:style-name="P2">During next meeting we'll try to validate our code (formulas side) using real values, so we need DAO to access the DB :-)</text:p>
            </text:list-item>
          </text:list>
        </text:list-item>
        <text:list-item>
          <text:p text:style-name="P1">View</text:p>
          <text:list>
            <text:list-item>
              <text:p text:style-name="P2">He asked to see also the Q,<text:span text:style-name="T2">S,V,</text:span><text:span text:style-name="T4"> P</text:span><text:span text:style-name="T2"> </text:span><text:span text:style-name="T3">(</text:span><text:span text:style-name="T2">and so on</text:span><text:span text:style-name="T3">)</text:span> value<text:span text:style-name="T2">s</text:span> (if possible)...btw we can discuss about it (but I think it takes not a lot of effort) → if we'll decide to show also that value<text:span text:style-name="T2">s</text:span> I think we'll need another table on the DB (but we – me and Lorenzo – are still thinking on it)</text:p>
            </text:list-item>
          </text:list>
        </text:list-item>
        <text:list-item>
          <text:p text:style-name="P1">Next presentation → alpha prototype</text:p>
          <text:list>
            <text:list-item>
              <text:p text:style-name="P2">We asked him if he'll be present, but he replied that he'll be on the bridge on thursday so he asked us to show him presentation and prototype next meeting (Tuesday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8:06:01.03</meta:creation-date>
    <dc:date>2013-11-19T18:21:05.94</dc:date>
    <meta:editing-duration>PT5M52S</meta:editing-duration>
    <meta:editing-cycles>6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3" meta:word-count="188" meta:character-count="969" meta:non-whitespace-character-count="805"/>
  </office:meta>
</office:document-meta>
</file>